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5965in" style:rel-column-width="24574*"/>
    </style:style>
    <style:style style:name="Table1.C" style:family="table-column">
      <style:table-column-properties style:column-width="2.5972in" style:rel-column-width="245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0.2979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99133" officeooo:paragraph-rsid="00099133"/>
    </style:style>
    <style:style style:name="P2" style:family="paragraph" style:parent-style-name="Text_20_body">
      <style:text-properties officeooo:rsid="0006a219" officeooo:paragraph-rsid="0006a219"/>
    </style:style>
    <style:style style:name="P3" style:family="paragraph" style:parent-style-name="Text_20_body">
      <style:text-properties officeooo:rsid="000d2e5d" officeooo:paragraph-rsid="000d2e5d"/>
    </style:style>
    <style:style style:name="P4" style:family="paragraph" style:parent-style-name="Text_20_body">
      <style:text-properties officeooo:rsid="000b34fd" officeooo:paragraph-rsid="000b34fd"/>
    </style:style>
    <style:style style:name="P5" style:family="paragraph" style:parent-style-name="Text_20_body">
      <style:text-properties style:font-name="Liberation Sans1" fo:font-weight="bold" officeooo:rsid="0011f87e" officeooo:paragraph-rsid="0011f87e" style:font-weight-asian="bold" style:font-weight-complex="bold"/>
    </style:style>
    <style:style style:name="P6" style:family="paragraph" style:parent-style-name="Subtitle">
      <style:text-properties officeooo:rsid="0006a219" officeooo:paragraph-rsid="0006a219"/>
    </style:style>
    <style:style style:name="P7" style:family="paragraph" style:parent-style-name="Subtitle">
      <style:text-properties officeooo:rsid="000d2e5d" officeooo:paragraph-rsid="000d2e5d"/>
    </style:style>
    <style:style style:name="P8" style:family="paragraph" style:parent-style-name="Subtitle">
      <style:paragraph-properties fo:break-before="page"/>
      <style:text-properties officeooo:rsid="000d2e5d" officeooo:paragraph-rsid="000d2e5d"/>
    </style:style>
    <style:style style:name="P9" style:family="paragraph" style:parent-style-name="Standard" style:list-style-name="L5">
      <style:text-properties officeooo:rsid="00099133" officeooo:paragraph-rsid="00099133"/>
    </style:style>
    <style:style style:name="P10" style:family="paragraph" style:parent-style-name="Table_20_Contents">
      <style:text-properties officeooo:rsid="0015b69d" officeooo:paragraph-rsid="0015b69d"/>
    </style:style>
    <style:style style:name="P11" style:family="paragraph" style:parent-style-name="Text_20_body" style:list-style-name="L1">
      <style:text-properties fo:font-weight="normal" officeooo:rsid="0006a219" officeooo:paragraph-rsid="0006a219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07e8d7" officeooo:paragraph-rsid="0007e8d7" style:font-weight-asian="normal" style:font-weight-complex="normal"/>
    </style:style>
    <style:style style:name="P13" style:family="paragraph" style:parent-style-name="Text_20_body" style:list-style-name="L7">
      <style:text-properties fo:font-weight="normal" officeooo:rsid="0011f87e" officeooo:paragraph-rsid="0011f87e" style:font-weight-asian="normal" style:font-weight-complex="normal"/>
    </style:style>
    <style:style style:name="P14" style:family="paragraph" style:parent-style-name="Text_20_body" style:list-style-name="L2">
      <style:text-properties officeooo:rsid="0006a219" officeooo:paragraph-rsid="0006a219"/>
    </style:style>
    <style:style style:name="P15" style:family="paragraph" style:parent-style-name="Text_20_body" style:list-style-name="L2">
      <style:text-properties officeooo:rsid="0006a219" officeooo:paragraph-rsid="0007e8d7"/>
    </style:style>
    <style:style style:name="P16" style:family="paragraph" style:parent-style-name="Text_20_body" style:list-style-name="L2">
      <style:text-properties officeooo:rsid="0007e8d7" officeooo:paragraph-rsid="0007e8d7"/>
    </style:style>
    <style:style style:name="P17" style:family="paragraph" style:parent-style-name="Text_20_body" style:list-style-name="L4">
      <style:text-properties officeooo:rsid="0007e8d7" officeooo:paragraph-rsid="0007e8d7"/>
    </style:style>
    <style:style style:name="P18" style:family="paragraph" style:parent-style-name="Text_20_body" style:list-style-name="L3">
      <style:text-properties officeooo:rsid="000e8875" officeooo:paragraph-rsid="000e8875"/>
    </style:style>
    <style:style style:name="P19" style:family="paragraph" style:parent-style-name="Text_20_body" style:list-style-name="L8">
      <style:text-properties officeooo:rsid="000e8875" officeooo:paragraph-rsid="000e8875"/>
    </style:style>
    <style:style style:name="P20" style:family="paragraph" style:parent-style-name="Text_20_body" style:list-style-name="L6">
      <style:text-properties officeooo:rsid="000b34fd" officeooo:paragraph-rsid="000b34fd"/>
    </style:style>
    <style:style style:name="P21" style:family="paragraph" style:parent-style-name="Text_20_body" style:list-style-name="L8">
      <style:text-properties officeooo:rsid="001021f5" officeooo:paragraph-rsid="001021f5"/>
    </style:style>
    <style:style style:name="P22" style:family="paragraph" style:parent-style-name="Text_20_body">
      <style:text-properties officeooo:rsid="001021f5" officeooo:paragraph-rsid="001021f5"/>
    </style:style>
    <style:style style:name="P23" style:family="paragraph" style:parent-style-name="Text_20_body">
      <style:text-properties officeooo:rsid="001412ca" officeooo:paragraph-rsid="001412ca"/>
    </style:style>
    <style:style style:name="P24" style:family="paragraph" style:parent-style-name="Text_20_body" style:list-style-name="L9">
      <style:text-properties officeooo:rsid="001412ca" officeooo:paragraph-rsid="001412ca"/>
    </style:style>
    <style:style style:name="P25" style:family="paragraph" style:parent-style-name="Text_20_body" style:list-style-name="L10">
      <style:text-properties officeooo:rsid="001412ca" officeooo:paragraph-rsid="001412ca"/>
    </style:style>
    <style:style style:name="P26" style:family="paragraph" style:parent-style-name="Text_20_body">
      <style:text-properties officeooo:paragraph-rsid="0015b69d"/>
    </style:style>
    <style:style style:name="P27" style:family="paragraph" style:parent-style-name="Heading_20_1">
      <style:text-properties officeooo:rsid="000e8875" officeooo:paragraph-rsid="000e8875"/>
    </style:style>
    <style:style style:name="P28" style:family="paragraph" style:parent-style-name="Heading_20_1">
      <style:text-properties officeooo:rsid="00099133" officeooo:paragraph-rsid="0007e8d7"/>
    </style:style>
    <style:style style:name="P29" style:family="paragraph" style:parent-style-name="Heading_20_1">
      <style:text-properties officeooo:rsid="00099133" officeooo:paragraph-rsid="00099133"/>
    </style:style>
    <style:style style:name="P30" style:family="paragraph" style:parent-style-name="Heading_20_1">
      <style:text-properties officeooo:rsid="000b34fd" officeooo:paragraph-rsid="000b34fd"/>
    </style:style>
    <style:style style:name="P31" style:family="paragraph" style:parent-style-name="Heading_20_1">
      <style:text-properties officeooo:rsid="001412ca" officeooo:paragraph-rsid="001412ca"/>
    </style:style>
    <style:style style:name="P32" style:family="paragraph" style:parent-style-name="Subtitle">
      <style:text-properties officeooo:rsid="001412ca" officeooo:paragraph-rsid="001412ca"/>
    </style:style>
    <style:style style:name="P33" style:family="paragraph" style:parent-style-name="Heading_20_2">
      <style:text-properties officeooo:rsid="0015b69d" officeooo:paragraph-rsid="0015b69d"/>
    </style:style>
    <style:style style:name="T1" style:family="text">
      <style:text-properties officeooo:rsid="0007e8d7"/>
    </style:style>
    <style:style style:name="T2" style:family="text">
      <style:text-properties officeooo:rsid="000b34fd"/>
    </style:style>
    <style:style style:name="T3" style:family="text">
      <style:text-properties officeooo:rsid="000e8875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AM 18 – VALIDATION &amp; INTEGRATION SCHEDULE</text:p>
      <text:p text:style-name="P2"/>
      <text:p text:style-name="Subtitle">Milestone 3</text:p>
      <text:h text:style-name="Heading_20_1" text:outline-level="1">TESTABLE COMPONENTS:</text:h>
      <text:list xml:id="list7773559561955648258" text:style-name="L1">
        <text:list-item>
          <text:p text:style-name="P11">Routing software (Rpi)</text:p>
        </text:list-item>
        <text:list-item>
          <text:p text:style-name="P12">Line Following Array (pic32)</text:p>
        </text:list-item>
        <text:list-item>
          <text:p text:style-name="P11">AI Engine / <text:span text:style-name="T2">Pathfinding</text:span> (RPi)</text:p>
        </text:list-item>
        <text:list-item>
          <text:p text:style-name="P11">PixyCam I/O software (RPi)</text:p>
        </text:list-item>
        <text:list-item>
          <text:p text:style-name="P11">PacMan Rover GUI (Rpi)</text:p>
        </text:list-item>
        <text:list-item>
          <text:p text:style-name="P11">Statistics Display (Rpi)</text:p>
        </text:list-item>
      </text:list>
      <text:h text:style-name="Heading_20_1" text:outline-level="1">ROUTING SOFTWARE <text:s/>VALIDATION - <text:span text:style-name="T3">JOHN</text:span>:</text:h>
      <text:p text:style-name="P2">(See validation checksheet)</text:p>
      <text:list xml:id="list2394381291459174818" text:style-name="L2">
        <text:list-item>
          <text:p text:style-name="P14">Test Case #1, Subroutine Test: </text:p>
          <text:list>
            <text:list-item>
              <text:p text:style-name="P14">SHOW that the subroutines for filling rover data frame and opening sockets work correctly. </text:p>
            </text:list-item>
            <text:list-item>
              <text:p text:style-name="P14">CORRECT if sockets for read/write open correctly in 5 tries</text:p>
            </text:list-item>
            <text:list-item>
              <text:p text:style-name="P14">CORRECT if rover frame filler returns the correct data frame for multiple speeds and directions</text:p>
            </text:list-item>
            <text:list-item>
              <text:p text:style-name="P15">VERIFIED by matching strings sent to rover sockets to a known correct string </text:p>
              <text:list>
                <text:list-item>
                  <text:p text:style-name="P16">Test program waits for I/O from receiving component and does comparison, pass/fail printed to output</text:p>
                </text:list-item>
              </text:list>
            </text:list-item>
          </text:list>
        </text:list-item>
        <text:list-item>
          <text:p text:style-name="P14">Test Case #2, Single I/O Tests:</text:p>
          <text:list>
            <text:list-item>
              <text:p text:style-name="P14">SHOW that server can handle I/O between different routing paths</text:p>
            </text:list-item>
            <text:list-item>
              <text:p text:style-name="P14">CORRECT if component that was intended to receive data did receive correct data after send from another component</text:p>
              <text:list>
                <text:list-item>
                  <text:p text:style-name="P14">e.g. If Pacman sends a debug message it should be received by statistics</text:p>
                </text:list-item>
                <text:list-item>
                  <text:p text:style-name="P14">e.g. If the GUI sends a left or right it should package the data frame correctly and send to Pacman <text:span text:style-name="T1">r</text:span>over</text:p>
                </text:list-item>
                <text:list-item>
                  <text:p text:style-name="P14"><text:soft-page-break/>e.g. <text:span text:style-name="T1">I</text:span>f the <text:span text:style-name="T1">AI engine sends a left or right it should package the data frame correctly and send to Ghost rover</text:span></text:p>
                </text:list-item>
              </text:list>
            </text:list-item>
            <text:list-item>
              <text:p text:style-name="P16">VERIFIED by pass/fail comparison in test program</text:p>
            </text:list-item>
          </text:list>
        </text:list-item>
        <text:list-item>
          <text:p text:style-name="P16">Test Case #3, Continuous Input Check:</text:p>
          <text:list>
            <text:list-item>
              <text:p text:style-name="P16">SHOW that the server can handle lots of inputs quickly</text:p>
            </text:list-item>
            <text:list-item>
              <text:p text:style-name="P16">CORRECT if no failures occur in test program, and no errors or exceptions are raised on the server</text:p>
            </text:list-item>
            <text:list-item>
              <text:p text:style-name="P16">VERIFIED by zero error count at end of test program</text:p>
            </text:list-item>
          </text:list>
        </text:list-item>
      </text:list>
      <text:h text:style-name="P27" text:outline-level="1">STATISTICS VIEW SOFTWARE VALIDATION – JOHN:</text:h>
      <text:list xml:id="list7678251299863103142" text:style-name="L3">
        <text:list-item>
          <text:p text:style-name="P18">Test Case #1, Rover Direction:</text:p>
          <text:list>
            <text:list-item>
              <text:p text:style-name="P18">SHOW that statistics view can receive and display left/right information about Pacman and Ghost</text:p>
            </text:list-item>
            <text:list-item>
              <text:p text:style-name="P18">CORRECT if data received and displayed</text:p>
            </text:list-item>
            <text:list-item>
              <text:p text:style-name="P18">VERIFIED by visual confirmation in output log</text:p>
            </text:list-item>
          </text:list>
        </text:list-item>
        <text:list-item>
          <text:p text:style-name="P18">Test Case #2, Rover Debug:</text:p>
          <text:list>
            <text:list-item>
              <text:p text:style-name="P18">SHOW that statistics view can receive and display debug information in raw format and add to tracked stats</text:p>
            </text:list-item>
            <text:list-item>
              <text:p text:style-name="P18">CORRECT if debug received and displayed</text:p>
            </text:list-item>
            <text:list-item>
              <text:p text:style-name="P18">VERIFIED by visual confirmation of output log and tracked stats displayed</text:p>
            </text:list-item>
          </text:list>
        </text:list-item>
        <text:list-item>
          <text:p text:style-name="P18">Test Case #3, Message Missing:</text:p>
          <text:list>
            <text:list-item>
              <text:p text:style-name="P18">SHOW that statistics view can correctly detect missing message numbers from rover</text:p>
            </text:list-item>
            <text:list-item>
              <text:p text:style-name="P18">CORRECT if number of missing messages is displayed in tracked stats view</text:p>
            </text:list-item>
            <text:list-item>
              <text:p text:style-name="P18">VERIFIED by visual confirmation of tracked stats view </text:p>
            </text:list-item>
          </text:list>
        </text:list-item>
      </text:list>
      <text:h text:style-name="P28" text:outline-level="1">LINE FOLLOWING ARRAY VALIDATION - BEN:</text:h>
      <text:list xml:id="list1859166656110535065" text:style-name="L4">
        <text:list-item>
          <text:p text:style-name="P17">Test Case #1:</text:p>
          <text:list>
            <text:list-item>
              <text:p text:style-name="P17">SHOW the LFA can detect the presence or absence of a black line</text:p>
            </text:list-item>
            <text:list-item>
              <text:p text:style-name="P17">CORRECT if the data bits on the LFA are only those which are over the line and no others</text:p>
            </text:list-item>
            <text:list-item>
              <text:p text:style-name="P17"><text:soft-page-break/>VERIFIED by visual confirmation of which sensors are occluded vs. what data is being returned</text:p>
            </text:list-item>
          </text:list>
        </text:list-item>
      </text:list>
      <text:h text:style-name="P29" text:outline-level="1">AI ENGINE / <text:span text:style-name="T2">PATHFINDING</text:span> VALIDATION - <text:span text:style-name="T3">BEN</text:span>:</text:h>
      <text:list xml:id="list1475795000233795702" text:style-name="L5">
        <text:list-item>
          <text:p text:style-name="P9">Test Case #1:</text:p>
          <text:list>
            <text:list-item>
              <text:p text:style-name="P9">SHOW that the AI algorithm can find the shortest path between two nodes using the A* (A-star) search</text:p>
            </text:list-item>
            <text:list-item>
              <text:p text:style-name="P9">CORRECT if for each map, starting node, and end node, there will be a shortest path</text:p>
            </text:list-item>
            <text:list-item>
              <text:p text:style-name="P9">VERIFIED by testing multiple maps and goals to ensure handling of edge cases. (More complex maps could be verified using an open-source implementation of the algorithm)</text:p>
            </text:list-item>
          </text:list>
        </text:list-item>
      </text:list>
      <text:p text:style-name="P1"/>
      <text:h text:style-name="P30" text:outline-level="1">PIXYCAM I/O SOFTWARE VALIDATION - <text:span text:style-name="T3">ANDREW</text:span>:</text:h>
      <text:list xml:id="list3186611034481015953" text:style-name="L6">
        <text:list-item>
          <text:p text:style-name="P20">Test Case #1, Data Input:</text:p>
          <text:list>
            <text:list-item>
              <text:p text:style-name="P20">SHOW that fake PixyCam data can be read from a text file </text:p>
            </text:list-item>
            <text:list-item>
              <text:p text:style-name="P20">CORRECT if data assigned to correct rover and playing field marker</text:p>
            </text:list-item>
            <text:list-item>
              <text:p text:style-name="P20">VERIFIED by test program text output</text:p>
            </text:list-item>
          </text:list>
        </text:list-item>
        <text:list-item>
          <text:p text:style-name="P20">Test Case #2, Data Translation:</text:p>
          <text:list>
            <text:list-item>
              <text:p text:style-name="P20">SHOW that data can be translated into 2D playing field representation</text:p>
            </text:list-item>
            <text:list-item>
              <text:p text:style-name="P20">CORRECT if algorithm adjusts for viewing angle</text:p>
            </text:list-item>
            <text:list-item>
              <text:p text:style-name="P20">CORRECT if map is being correctly read</text:p>
            </text:list-item>
            <text:list-item>
              <text:p text:style-name="P20">VERIFIED by comparing output with test text file</text:p>
            </text:list-item>
          </text:list>
        </text:list-item>
        <text:list-item>
          <text:p text:style-name="P20">Test Case #3, Rover Node Assignment:</text:p>
          <text:list>
            <text:list-item>
              <text:p text:style-name="P20">SHOW that rover locations are being assigned to the correct node</text:p>
            </text:list-item>
            <text:list-item>
              <text:p text:style-name="P20">CORRECT if raw data points from file are adjusted, (x,y) values are correct</text:p>
            </text:list-item>
            <text:list-item>
              <text:p text:style-name="P20">CORRECT if (x,y) value of each rover is assigned to correct node</text:p>
            </text:list-item>
            <text:list-item>
              <text:p text:style-name="P20">VERIFIED by test program output</text:p>
            </text:list-item>
          </text:list>
        </text:list-item>
        <text:list-item>
          <text:p text:style-name="P20">Test Case #4, Pacman/Ghost “Captured”:</text:p>
          <text:list>
            <text:list-item>
              <text:p text:style-name="P20">SHOW that Pacman and Ghost can be marked “captured” when within a certain distance</text:p>
            </text:list-item>
            <text:list-item>
              <text:p text:style-name="P20">CORRECT if input data points that are known to be close enough produce captured flag</text:p>
            </text:list-item>
            <text:list-item>
              <text:p text:style-name="P20">VERIFIED by test program output of capture flag</text:p>
            </text:list-item>
          </text:list>
        </text:list-item>
      </text:list>
      <text:p text:style-name="P4"/>
      <text:p text:style-name="P5"><text:soft-page-break/>PACMAN ROVER GUI VALIDATION - DANNY</text:p>
      <text:list xml:id="list459231395498669219" text:style-name="L7">
        <text:list-item>
          <text:p text:style-name="P13">Test Case #1, GUI Components:</text:p>
          <text:list>
            <text:list-item>
              <text:p text:style-name="P13">SHOW that buttons output rover commands to textbox</text:p>
            </text:list-item>
            <text:list-item>
              <text:p text:style-name="P13">CORRECT if left, right, and 180 display the right messages</text:p>
            </text:list-item>
            <text:list-item>
              <text:p text:style-name="P13">VERIFIED by testing buttons manually, GUI framework does not have a testing module.</text:p>
            </text:list-item>
          </text:list>
        </text:list-item>
        <text:list-item>
          <text:p text:style-name="P13">Test Case #2, Network Output:</text:p>
          <text:list>
            <text:list-item>
              <text:p text:style-name="P13">SHOW that buttons output rover commands over network to message router</text:p>
            </text:list-item>
            <text:list-item>
              <text:p text:style-name="P13">CORRECT if messages on textbox match messages received on message router</text:p>
            </text:list-item>
            <text:list-item>
              <text:p text:style-name="P13">VERIFIED by running a test message router to capture any messages</text:p>
            </text:list-item>
          </text:list>
        </text:list-item>
        <text:list-item>
          <text:p text:style-name="P13">Test Case #3, Network Input:</text:p>
          <text:list>
            <text:list-item>
              <text:p text:style-name="P13">SHOW that messages received from message router display on the textbox</text:p>
            </text:list-item>
            <text:list-item>
              <text:p text:style-name="P13">CORRECT if messages from router match messages printed to the textbox</text:p>
            </text:list-item>
            <text:list-item>
              <text:p text:style-name="P13">VERIFIED by running a test message router to send arbitrary messages</text:p>
            </text:list-item>
          </text:list>
        </text:list-item>
        <text:list-item>
          <text:p text:style-name="P13">Test Case #4, Fruit Mode:</text:p>
          <text:list>
            <text:list-item>
              <text:p text:style-name="P13">SHOW that GUI reacts to certain status messages, specifically the fruit mode</text:p>
            </text:list-item>
            <text:list-item>
              <text:p text:style-name="P13">CORRECT if GUI receives a fruit status message and displays "FRUIT OBTAINED for a predetermined amount of time.</text:p>
            </text:list-item>
            <text:list-item>
              <text:p text:style-name="P13">VERIFIED by using test message router to send status message and then checking GUI for reaction</text:p>
            </text:list-item>
          </text:list>
        </text:list-item>
      </text:list>
      <text:p text:style-name="P4"/>
      <text:p text:style-name="P7"/>
      <text:p text:style-name="P8">Milestone 4</text:p>
      <text:p text:style-name="P3"/>
      <text:h text:style-name="P27" text:outline-level="1">TESTABLE COMPONENTS:</text:h>
      <text:list xml:id="list6584181172398571064" text:style-name="L8">
        <text:list-item>
          <text:p text:style-name="P19">LFA Decision Engine (pic32)</text:p>
        </text:list-item>
        <text:list-item>
          <text:p text:style-name="P19">PixyCam I/O software (RPi)</text:p>
        </text:list-item>
        <text:list-item>
          <text:p text:style-name="P19">AI Engine / Pathfinding (Rpi)</text:p>
        </text:list-item>
        <text:list-item>
          <text:p text:style-name="P21">Motor Control (pic32)</text:p>
        </text:list-item>
        <text:list-item>
          <text:p text:style-name="P21">I2C Interface (pic32)</text:p>
        </text:list-item>
      </text:list>
      <text:p text:style-name="P22"/>
      <text:p text:style-name="P22"/>
      <text:p text:style-name="P32">Integration Schedule</text:p>
      <text:p text:style-name="P23"/>
      <text:h text:style-name="P31" text:outline-level="1">RASPBERRY PI INTEGRATION COMPONENTS:</text:h>
      <text:list xml:id="list3355223765933101820" text:style-name="L9">
        <text:list-item>
          <text:p text:style-name="P24">Routing Software</text:p>
        </text:list-item>
        <text:list-item>
          <text:p text:style-name="P24">AI Engine</text:p>
        </text:list-item>
        <text:list-item>
          <text:p text:style-name="P24">GUI</text:p>
        </text:list-item>
        <text:list-item>
          <text:p text:style-name="P24">Statistics View</text:p>
        </text:list-item>
        <text:list-item>
          <text:p text:style-name="P24">PixyCam I/O</text:p>
        </text:list-item>
      </text:list>
      <text:h text:style-name="P31" text:outline-level="1">PIC32 INTEGRATION COMPONENTS:</text:h>
      <text:list xml:id="list4806505337365107752" text:style-name="L10">
        <text:list-item>
          <text:p text:style-name="P25">I2C Tasks/ISRs</text:p>
        </text:list-item>
        <text:list-item>
          <text:p text:style-name="P25">LFA Decision Algorithm</text:p>
        </text:list-item>
        <text:list-item>
          <text:p text:style-name="P25">Color Sensor Algorithm</text:p>
        </text:list-item>
        <text:list-item>
          <text:p text:style-name="P25">Motor Control Algorithm</text:p>
        </text:list-item>
        <text:list-item>
          <text:p text:style-name="P25">UART/WiFly TX-RX</text:p>
        </text:list-item>
        <text:list-item>
          <text:p text:style-name="P25">Debug Task</text:p>
        </text:list-item>
      </text:list>
      <text:p text:style-name="P23"/>
      <text:h text:style-name="P33" text:outline-level="2"><text:soft-page-break/>SCHEDULE FOR INTEGRATIO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Heading_20_1" text:outline-level="1">WEEK</text:h>
          </table:table-cell>
          <table:table-cell table:style-name="Table1.B1" office:value-type="string">
            <text:h text:style-name="Heading_20_1" text:outline-level="1">INTEGRATION TASK</text:h>
          </table:table-cell>
          <table:table-cell table:style-name="Table1.C1" office:value-type="string">
            <text:h text:style-name="Heading_20_1" text:outline-level="1">RESULT</text:h>
          </table:table-cell>
        </table:table-row>
        <table:table-row table:style-name="Table1.2">
          <table:table-cell table:style-name="Table1.A2" office:value-type="string">
            <text:p text:style-name="P10">NOV 13 - 19</text:p>
          </table:table-cell>
          <table:table-cell table:style-name="Table1.B2" office:value-type="string">
            <text:p text:style-name="P10">Integrate AI engine with PixyCam I/O</text:p>
          </table:table-cell>
          <table:table-cell table:style-name="Table1.C2" office:value-type="string">
            <text:p text:style-name="P10">AI Engine should be able to receive information from PixyCam I/O and process real results from physical board</text:p>
          </table:table-cell>
        </table:table-row>
        <table:table-row>
          <table:table-cell table:style-name="Table1.A2" office:value-type="string">
            <text:p text:style-name="P10">NOV 13 - 19</text:p>
          </table:table-cell>
          <table:table-cell table:style-name="Table1.B2" office:value-type="string">
            <text:p text:style-name="P10">Integrate GUI, Stats, AI Engine with Router</text:p>
          </table:table-cell>
          <table:table-cell table:style-name="Table1.C2" office:value-type="string">
            <text:p text:style-name="P10">All on-Pi communication should be ready to go</text:p>
          </table:table-cell>
        </table:table-row>
        <table:table-row>
          <table:table-cell table:style-name="Table1.A2" office:value-type="string">
            <text:p text:style-name="P10">NOV 20</text:p>
          </table:table-cell>
          <table:table-cell table:style-name="Table1.B2" office:value-type="string">
            <text:p text:style-name="P10">Get RX/TX framework finished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NOV 20 - 27</text:p>
          </table:table-cell>
          <table:table-cell table:style-name="Table1.B2" office:value-type="string">
            <text:p text:style-name="P10">Integrate I2C task, LFA decision engine</text:p>
          </table:table-cell>
          <table:table-cell table:style-name="Table1.C2" office:value-type="string">
            <text:p text:style-name="P10">Make sure I2C can be read and fed to LFA decision engine to get direction results (with emulated motor movement)</text:p>
          </table:table-cell>
        </table:table-row>
        <table:table-row>
          <table:table-cell table:style-name="Table1.A2" office:value-type="string">
            <text:p text:style-name="P10">NOV 20 - 27</text:p>
          </table:table-cell>
          <table:table-cell table:style-name="Table1.B2" office:value-type="string">
            <text:p text:style-name="P10">Integrate I2C and Color Sensor Algorithm</text:p>
          </table:table-cell>
          <table:table-cell table:style-name="Table1.C2" office:value-type="string">
            <text:p text:style-name="P10">Make sure Color Sensor can read and interpret I2C</text:p>
          </table:table-cell>
        </table:table-row>
        <table:table-row>
          <table:table-cell table:style-name="Table1.A2" office:value-type="string">
            <text:p text:style-name="P10">NOV 20 – 27 (weekend)</text:p>
          </table:table-cell>
          <table:table-cell table:style-name="Table1.B2" office:value-type="string">
            <text:p text:style-name="P10">Integrate LFA decision engine with motor control</text:p>
          </table:table-cell>
          <table:table-cell table:style-name="Table1.C2" office:value-type="string">
            <text:p text:style-name="P10">Get this thing moving down the line!</text:p>
          </table:table-cell>
        </table:table-row>
        <table:table-row>
          <table:table-cell table:style-name="Table1.A2" office:value-type="string">
            <text:p text:style-name="P10">Rest… Testing!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9pt" officeooo:rsid="0006a219" style:font-name-asian="Noto Sans CJK SC Regular" style:font-family-asian="'Noto Sans CJK SC Regular'" style:font-family-generic-asian="system" style:font-pitch-asian="variable" style:font-size-asian="9pt" style:font-name-complex="FreeSans" style:font-family-complex="FreeSans" style:font-family-generic-complex="system" style:font-pitch-complex="variable" style:font-size-complex="9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04:29.356054789</meta:creation-date>
    <dc:date>2016-10-27T11:08:26.057743918</dc:date>
    <meta:editing-duration>PT45M18S</meta:editing-duration>
    <meta:editing-cycles>9</meta:editing-cycles>
    <meta:generator>LibreOffice/5.1.4.2$Linux_X86_64 LibreOffice_project/10m0$Build-2</meta:generator>
    <meta:document-statistic meta:table-count="1" meta:image-count="0" meta:object-count="0" meta:page-count="6" meta:paragraph-count="130" meta:word-count="1108" meta:character-count="6180" meta:non-whitespace-character-count="5286"/>
  </office:meta>
</office:document-meta>
</file>